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Code">
      <style:text-properties style:font-name-asian="TheSansMonoConNormal"/>
    </style:style>
    <style:style style:name="P8"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9" style:family="paragraph" style:parent-style-name="Body_20_Text_20_First">
      <style:text-properties officeooo:paragraph-rsid="000ff986"/>
    </style:style>
    <style:style style:name="P10" style:family="paragraph" style:parent-style-name="Heading_20_2">
      <style:text-properties officeooo:paragraph-rsid="000ff986"/>
    </style:style>
    <style:style style:name="P11" style:family="paragraph" style:parent-style-name="Code">
      <style:text-properties officeooo:paragraph-rsid="000ff986"/>
    </style:style>
    <style:style style:name="P12" style:family="paragraph" style:parent-style-name="Chapter_20_Title" style:master-page-name="First_20_Page">
      <style:paragraph-properties style:page-number="auto"/>
    </style:style>
    <style:style style:name="P13" style:family="paragraph" style:parent-style-name="Text_20_body">
      <style:text-properties fo:language="en" fo:country="US"/>
    </style:style>
    <style:style style:name="P14" style:family="paragraph" style:parent-style-name="Text_20_body">
      <style:text-properties fo:language="en" fo:country="US" officeooo:paragraph-rsid="000ff986"/>
    </style:style>
    <style:style style:name="P15" style:family="paragraph" style:parent-style-name="Text_20_body">
      <style:text-properties officeooo:paragraph-rsid="000ff986"/>
    </style:style>
    <style:style style:name="P16" style:family="paragraph">
      <style:paragraph-properties fo:margin-top="0in" fo:margin-bottom="0.0835in" style:writing-mode="lr-tb"/>
    </style:style>
    <style:style style:name="P17" style:family="paragraph">
      <style:paragraph-properties style:writing-mode="lr-tb"/>
    </style:style>
    <style:style style:name="T1" style:family="text">
      <style:text-properties fo:language="en" fo:country="US"/>
    </style:style>
    <style:style style:name="T2" style:family="text">
      <style:text-properties style:use-window-font-color="true" style:font-name="Utopia" fo:font-size="9pt" fo:language="none" fo:country="none" officeooo:rsid="000ff986" style:font-name-asian="Times New Roman" style:font-size-asian="9pt" style:font-name-complex="Utopia" style:font-size-complex="10pt" style:language-complex="ar" style:country-complex="SA"/>
    </style:style>
    <style:style style:name="T3" style:family="text"/>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style:font-name="Times" fo:language="none" fo:country="none" fo:font-weight="bold" style:font-weight-asian="bold" style:font-name-complex="Times" text:display="true"/>
    </style:style>
    <style:style style:name="T8" style:family="text">
      <style:text-properties style:font-name="Utopia-Italic" style:font-name-complex="Utopia-Italic"/>
    </style:style>
    <style:style style:name="T9" style:family="text">
      <style:text-properties style:font-name="Utopia-Italic" fo:language="en" fo:country="US" style:font-name-complex="Utopia-Italic"/>
    </style:style>
    <style:style style:name="T10" style:family="text">
      <style:text-properties style:font-name-complex="Utopia-Italic"/>
    </style:style>
    <style:style style:name="T11" style:family="text">
      <style:text-properties fo:language="en" fo:country="US"/>
    </style:style>
    <style:style style:name="T12" style:family="text">
      <style:text-properties fo:language="en" fo:country="US" style:font-name-complex="Utopia-Italic"/>
    </style:style>
    <style:style style:name="T13" style:family="text">
      <style:text-properties fo:language="en" fo:country="US" style:font-name-complex="Utopia-BoldItalic"/>
    </style:style>
    <style:style style:name="T14" style:family="text">
      <style:text-properties fo:language="en" fo:country="US" fo:font-weight="bold" style:font-weight-asian="bold" style:font-weight-complex="bold"/>
    </style:style>
    <style:style style:name="T15" style:family="text">
      <style:text-properties fo:language="en" fo:country="US" officeooo:rsid="000ff986"/>
    </style:style>
    <style:style style:name="T16" style:family="text">
      <style:text-properties fo:font-style="normal" fo:font-weight="bold" style:font-style-asian="normal" style:font-weight-asian="bold"/>
    </style:style>
    <style:style style:name="T17" style:family="text">
      <style:text-properties style:font-name="TheSansMonoCondensed-SemiLightI" style:font-name-complex="TheSansMonoCondensed-SemiLightI"/>
    </style:style>
    <style:style style:name="T18" style:family="text">
      <style:text-properties style:font-name-asian="TheSansMonoConNormal"/>
    </style:style>
    <style:style style:name="T19" style:family="text">
      <style:text-properties style:font-name="Utopia-Bold" fo:language="en" fo:country="US" style:font-name-complex="Utopia-Bold"/>
    </style:style>
    <style:style style:name="T20" style:family="text">
      <style:text-properties style:font-name="Utopia-Bold" fo:language="en" fo:country="US" fo:font-weight="bold" style:font-weight-asian="bold" style:font-name-complex="Utopia-Bold" style:font-weight-complex="bold"/>
    </style:style>
    <style:style style:name="T21" style:family="text">
      <style:text-properties fo:letter-spacing="-0.0016in"/>
    </style:style>
    <style:style style:name="T22" style:family="text">
      <style:text-properties fo:font-size="10pt" fo:language="en" fo:country="US" style:font-size-asian="10pt"/>
    </style:style>
    <style:style style:name="T23" style:family="text">
      <style:text-properties style:font-name="Utopia-BoldItalic" fo:language="en" fo:country="US" fo:font-style="italic" fo:font-weight="bold" style:font-style-asian="italic" style:font-weight-asian="bold" style:font-name-complex="Utopia-BoldItalic" style:font-style-complex="italic" style:font-weight-complex="bold"/>
    </style:style>
    <style:style style:name="T24" style:family="text">
      <style:text-properties style:font-name="Utopia-BoldItalic" fo:language="en" fo:country="US" style:font-name-complex="Utopia-BoldItalic"/>
    </style:style>
    <style:style style:name="T25" style:family="text">
      <style:text-properties style:font-name="TheSansMonoCondensed-Bold" fo:language="en" fo:country="US" fo:font-weight="bold" style:font-weight-asian="bold" style:font-name-complex="TheSansMonoCondensed-Bold" style:font-weight-complex="bold"/>
    </style:style>
    <style:style style:name="T26" style:family="text">
      <style:text-properties style:font-name="TheSansMonoCondensed-Bold" fo:language="en" fo:country="US" style:font-name-complex="TheSansMonoCondensed-Bold"/>
    </style:style>
    <style:style style:name="T27" style:family="text">
      <style:text-properties style:font-name="Times (TT) Regular" style:font-name-complex="Times (TT) Regular"/>
    </style:style>
    <style:style style:name="T28" style:family="text">
      <style:text-properties style:use-window-font-color="true" style:font-name="Utopia" fo:font-size="9pt" fo:language="none" fo:country="none" officeooo:rsid="000ff986" style:font-name-asian="Times New Roman" style:font-size-asian="9pt" style:font-name-complex="Utopia" style:font-size-complex="10pt" style:language-complex="ar" style:country-complex="SA"/>
    </style:style>
    <style:style style:name="T29" style:family="text">
      <style:text-properties officeooo:rsid="000ff986"/>
    </style:style>
    <style:style style:name="T30" style:family="text">
      <style:text-properties officeooo:rsid="0010c27b"/>
    </style:style>
    <style:style style:name="T31"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67867152" text:id="ct67867152">
          <text:deletion>
            <office:change-info>
              <dc:creator>Ray Lischner</dc:creator>
              <dc:date>2013-10-26T11:44:00</dc:date>
            </office:change-info>
            <text:p text:style-name="P1">typically, </text:p>
          </text:deletion>
        </text:changed-region>
        <text:changed-region xml:id="ct67911280" text:id="ct67911280">
          <text:deletion>
            <office:change-info>
              <dc:creator>Ray Lischner</dc:creator>
              <dc:date>2013-10-26T11:44:00</dc:date>
            </office:change-info>
            <text:p text:style-name="P1">,</text:p>
          </text:deletion>
        </text:changed-region>
        <text:changed-region xml:id="ct68315984" text:id="ct68315984">
          <text:deletion>
            <office:change-info>
              <dc:creator>Ray Lischner</dc:creator>
              <dc:date>2013-10-26T11:46:00</dc:date>
            </office:change-info>
            <text:p text:style-name="Text_20_body">
       <text:span text:style-name="T1">need</text:span>
      </text:p>
          </text:deletion>
        </text:changed-region>
        <text:changed-region xml:id="ct68061232" text:id="ct68061232">
          <text:insertion>
            <office:change-info>
              <dc:creator>Ray Lischner</dc:creator>
              <dc:date>2013-10-26T11:46:00</dc:date>
            </office:change-info>
          </text:insertion>
        </text:changed-region>
        <text:changed-region xml:id="ct49382240" text:id="ct49382240">
          <text:insertion>
            <office:change-info>
              <dc:creator>Ray Lischner</dc:creator>
              <dc:date>2013-10-26T11:49:00</dc:date>
            </office:change-info>
          </text:insertion>
        </text:changed-region>
        <text:changed-region xml:id="ct68685616" text:id="ct68685616">
          <text:insertion>
            <office:change-info>
              <dc:creator>Ray Lischner</dc:creator>
              <dc:date>2013-10-26T11:49:00</dc:date>
            </office:change-info>
          </text:insertion>
        </text:changed-region>
        <text:changed-region xml:id="ct68605280" text:id="ct68605280">
          <text:insertion>
            <office:change-info>
              <dc:creator>Ray Lischner</dc:creator>
              <dc:date>2013-10-26T11:49:00</dc:date>
            </office:change-info>
          </text:insertion>
        </text:changed-region>
        <text:changed-region xml:id="ct66815840" text:id="ct66815840">
          <text:insertion>
            <office:change-info>
              <dc:creator>Ray Lischner</dc:creator>
              <dc:date>2013-10-26T11:50:00</dc:date>
            </office:change-info>
          </text:insertion>
        </text:changed-region>
        <text:changed-region xml:id="ct68720960" text:id="ct68720960">
          <text:deletion>
            <office:change-info>
              <dc:creator>Ray Lischner</dc:creator>
              <dc:date>2013-10-26T11:50:00</dc:date>
            </office:change-info>
            <text:p text:style-name="Body_20_Text_20_First">
       <text:span text:style-name="T2">about this distinction to give compiler vendors maximum flexibility</text:span>
      </text:p>
          </text:deletion>
        </text:changed-region>
        <text:changed-region xml:id="ct66733936" text:id="ct66733936">
          <text:deletion>
            <office:change-info>
              <dc:creator>Ray Lischner</dc:creator>
              <dc:date>2013-10-26T11:50:00</dc:date>
            </office:change-info>
            <text:p text:style-name="Body_20_Text_20_First">As a result, v</text:p>
          </text:deletion>
        </text:changed-region>
        <text:changed-region xml:id="ct68754992" text:id="ct68754992">
          <text:insertion>
            <office:change-info>
              <dc:creator>Ray Lischner</dc:creator>
              <dc:date>2013-10-26T11:50:00</dc:date>
            </office:change-info>
          </text:insertion>
        </text:changed-region>
        <text:changed-region xml:id="ct68733088" text:id="ct68733088">
          <text:insertion>
            <office:change-info>
              <dc:creator>Ray Lischner</dc:creator>
              <dc:date>2013-10-26T11:50:00</dc:date>
            </office:change-info>
          </text:insertion>
        </text:changed-region>
        <text:changed-region xml:id="ct72059776" text:id="ct72059776">
          <text:deletion>
            <office:change-info>
              <dc:creator>Ray Lischner</dc:creator>
              <dc:date>2013-10-26T11:55:00</dc:date>
            </office:change-info>
            <text:h text:style-name="Heading_20_2" text:outline-level="2">Forward Declarations</text:h>
            <text:p text:style-name="Body_20_Text_20_First">The <text:span text:style-name="Code_20_Inline">&lt;istream&gt;</text:span> header contains the full declaration of <text:span text:style-name="Code_20_Inline">std::istream</text:span> and other, related declarations, and &lt;<text:span text:style-name="Code_20_Inline">ostream</text:span>&gt; declares <text:span text:style-name="Code_20_Inline">std::ostream</text:span>. These are large classes in large headers. Sometimes, you don’t need the full class declarations. For example, in v<text:span text:style-name="Code_20_Inline">ital_stats.hpp</text:span>, the only use of <text:span text:style-name="Code_20_Inline">std::ostream</text:span> is to declare a reference parameter to the <text:span text:style-name="Code_20_Inline">print()</text:span> member function. The compiler doesn’t need to know all the details of <text:span text:style-name="Code_20_Inline">std::ostream</text:span>; it merely needs to know that <text:span text:style-name="Code_20_Inline">std::ostream</text:span> is a class.</text:p>
            <text:p text:style-name="Text_20_body">
       <text:span text:style-name="T1">The header </text:span>
       <text:span text:style-name="Code_20_Inline">
        <text:span text:style-name="T1">&lt;iosfwd&gt;</text:span>
       </text:span>
       <text:span text:style-name="T1"> is a small header that declares the names </text:span>
       <text:span text:style-name="Code_20_Inline">
        <text:span text:style-name="T1">std::istream</text:span>
       </text:span>
       <text:span text:style-name="T1">, </text:span>
       <text:span text:style-name="Code_20_Inline">
        <text:span text:style-name="T1">std::ostream</text:span>
       </text:span>
       <text:span text:style-name="T1">, etc., without providing the complete class declarations. Thus, you can reduce compilation time for any file that includes </text:span>
       <text:span text:style-name="Code_20_Inline">
        <text:span text:style-name="T1">vital_stats.hpp</text:span>
       </text:span>
       <text:span text:style-name="T1"> by changing &lt;</text:span>
       <text:span text:style-name="Code_20_Inline">
        <text:span text:style-name="T1">istream</text:span>
       </text:span>
       <text:span text:style-name="T1">&gt; and &lt;</text:span>
       <text:span text:style-name="Code_20_Inline">
        <text:span text:style-name="T1">ostream</text:span>
       </text:span>
       <text:span text:style-name="T1">&gt; to </text:span>
       <text:span text:style-name="Code_20_Inline">
        <text:span text:style-name="T1">&lt;iosfwd&gt;</text:span>
       </text:span>
       <text:span text:style-name="T1">.</text:span>
      </text:p>
            <text:p text:style-name="P1">You can do the same for your own classes by declaring the class name after the class keyword, with nothing else describing the class:</text:p>
            <text:p text:style-name="Code">class ostream;</text:p>
            <text:p text:style-name="Text_20_body">
       <text:span text:style-name="T1">This is known as a </text:span>
       <text:span text:style-name="Emphasis">
        <text:span text:style-name="T1">forward</text:span>
       </text:span>
       <text:span text:style-name="T1"> declaration. You can use a forward declaration when the compiler needs to know a name is a class, but doesn’t need to know the size of the class or any of the class’s members. A common case is using a class solely as a reference function parameter.</text:span>
      </text:p>
            <text:p text:style-name="Text_20_body">
       <text:span text:style-name="T1">If your header uses </text:span>
       <text:span text:style-name="Code_20_Inline">
        <text:span text:style-name="T1">&lt;iosfwd&gt;</text:span>
       </text:span>
       <text:span text:style-name="T1"> or other forward declarations, be sure to include the full class declarations (e.g., &lt;</text:span>
       <text:span text:style-name="Code_20_Inline">
        <text:span text:style-name="T1">iostream</text:span>
       </text:span>
       <text:span text:style-name="T1">&gt;) in the .cpp source file.</text:span>
      </text:p>
            <text:h text:style-name="Heading_20_2" text:outline-level="2"/>
          </text:deletion>
        </text:changed-region>
        <text:changed-region xml:id="ct72082272" text:id="ct72082272">
          <text:insertion>
            <office:change-info>
              <dc:creator>Ray Lischner</dc:creator>
              <dc:date>2013-10-26T11:55:00</dc:date>
            </office:change-info>
          </text:insertion>
        </text:changed-region>
        <text:changed-region xml:id="ct73531392" text:id="ct73531392">
          <text:insertion>
            <office:change-info>
              <dc:creator>Ray Lischner</dc:creator>
              <dc:date>2013-10-26T12: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sing<text:span text:style-name="Comment_20_Reference"><text:span text:style-name="T7"><office:annotation><dc:creator>Fabio Claudio Ferracchiati</dc:creator><dc:date>2013-10-09T16:33:00</dc:date><text:p text:style-name="P16"><text:span text:style-name="T31">Very good chapter, everything is fine.</text:span></text:p></office:annotation></text:span></text:span> Multiple Source Files</text:p>
      <text:p text:style-name="Body_20_Text_20_First">Real programs rarely fit into a single source file, and I know you’ve been champing at the bit, eager to explore how C++ works with multiple source files that make up a single program. This Exploration shows you the basics. Advanced techniques, such as shared libraries (DLLs, shared objects, etc.) are beyond the scope of this book and sometimes involve compiler-specific features that extend the language beyond the standard. You need to consult your compiler documentation for details.</text:p>
      <text:h text:style-name="Heading_20_1" text:outline-level="1">Multiple Source Files</text:h>
      <text:p text:style-name="Body_20_Text_20_First">The basic principle is that you can define any function or global object in any source file. The compiler does not care which file contains what. As long as it has a declaration for every name it needs, it can compile a source file to an object file. (In this unfortunate case of convergent terminology, <text:span text:style-name="Emphasis"><text:span text:style-name="T8">object</text:span></text:span> files are unrelated to <text:span text:style-name="Emphasis"><text:span text:style-name="T8">objects</text:span></text:span> in a C++ program.) To create the final program, you need to link all the object files together. The linker doesn’t care which file contains which definition; it simply needs to find a definition for every name reference that the compiler generates.</text:p>
      <text:p text:style-name="Text_20_body">
    <text:span text:style-name="T1">The previous Exploration presented a simple program in Listing 40-9, which generated unique ID numbers. Let’s rewrite the program to put the </text:span>
    <text:span text:style-name="Code_20_Inline">
     <text:span text:style-name="T1">generate_id</text:span>
    </text:span>
    <text:span text:style-name="T1"> class in one file called </text:span>
    <text:span text:style-name="Code_20_Inline">
     <text:span text:style-name="T12">generate_id.cpp</text:span>
    </text:span>
    <text:span text:style-name="T1">, and </text:span>
    <text:span text:style-name="Code_20_Inline">
     <text:span text:style-name="T1">main</text:span>
    </text:span>
    <text:span text:style-name="T1"> in another file called </text:span>
    <text:span text:style-name="Code_20_Inline">
     <text:span text:style-name="T12">main.cpp</text:span>
    </text:span>
    <text:span text:style-name="T1">. Listing 41-1 shows the </text:span>
    <text:span text:style-name="Code_20_Inline">
     <text:span text:style-name="T12">generate_id.cpp</text:span>
    </text:span>
    <text:span text:style-name="T1"> file.</text:span>
   </text:p>
      <text:p text:style-name="Code_20_Caption"><text:span text:style-name="T16">Listing 41-1.</text:span> The Definition of <text:span text:style-name="Code_20_Inline"><text:span text:style-name="T17">generate_id</text:span></text:span>’s Members in generate_id.cpp</text:p>
      <text:p text:style-name="Code">class generate_id</text:p>
      <text:p text:style-name="Code">{</text:p>
      <text:p text:style-name="Code">public:</text:p>
      <text:p text:style-name="Code"><text:span text:style-name="T18"><text:s text:c="2"/></text:span>generate_id() : counter_{0} {}</text:p>
      <text:p text:style-name="Code"><text:span text:style-name="T18"><text:s text:c="2"/></text:span>long next();</text:p>
      <text:p text:style-name="Code">private:</text:p>
      <text:p text:style-name="Code"><text:span text:style-name="T18"><text:s text:c="2"/></text:span>short counter_;</text:p>
      <text:p text:style-name="Code"><text:span text:style-name="T18"><text:s text:c="2"/></text:span>static short prefix_;</text:p>
      <text:p text:style-name="Code"><text:span text:style-name="T18"><text:s text:c="2"/></text:span>static short const max_counter_{32767};</text:p>
      <text:p text:style-name="Code">};</text:p>
      <text:p text:style-name="Code"/>
      <text:p text:style-name="Code">// Switch to random-number as the initial prefix for production code.</text:p>
      <text:p text:style-name="Code">// short generate_id::prefix_{static_cast&lt;short&gt;(std::rand())};</text:p>
      <text:p text:style-name="Code">short generate_id::prefix_{1};</text:p>
      <text:p text:style-name="Code"><text:soft-page-break/>short const generate_id::max_counter_;</text:p>
      <text:p text:style-name="Code"/>
      <text:p text:style-name="Code">long generate_id::next()</text:p>
      <text:p text:style-name="Code">{</text:p>
      <text:p text:style-name="Code"><text:span text:style-name="T18"><text:s text:c="2"/></text:span>if (counter_ == max_counter_)</text:p>
      <text:p text:style-name="Code"><text:span text:style-name="T18"><text:s text:c="4"/></text:span>counter_ = 0;</text:p>
      <text:p text:style-name="Code"><text:span text:style-name="T18"><text:s text:c="2"/></text:span>else</text:p>
      <text:p text:style-name="Code"><text:span text:style-name="T18"><text:s text:c="4"/></text:span>++counter_;</text:p>
      <text:p text:style-name="Code"><text:span text:style-name="T18"><text:s text:c="2"/></text:span>return static_cast&lt;long&gt;(prefix_) * (max_counter_ + 1) + counter_;</text:p>
      <text:p text:style-name="Code">}</text:p>
      <text:p text:style-name="Text_20_body">
    <text:span text:style-name="T1">You can compile the </text:span>
    <text:span text:style-name="T9">generate_id.cpp</text:span>
    <text:span text:style-name="T1"> file, but not link it. To create a valid C++ program, you must have a </text:span>
    <text:span text:style-name="Code_20_Inline">
     <text:span text:style-name="T1">main</text:span>
    </text:span>
    <text:span text:style-name="T1"> function, which is presented in Listing 41-2. Because </text:span>
    <text:span text:style-name="Code_20_Inline">
     <text:span text:style-name="T1">main</text:span>
    </text:span>
    <text:span text:style-name="T1"> makes use of the </text:span>
    <text:span text:style-name="Code_20_Inline">
     <text:span text:style-name="T1">generate_id</text:span>
    </text:span>
    <text:span text:style-name="T1"> class, it needs the class definition, but not the definitions of the class’s members.</text:span>
   </text:p>
      <text:p text:style-name="Code_20_Caption"><text:span text:style-name="T16">Listing 41-2.</text:span> The <text:span text:style-name="Code_20_Inline"><text:span text:style-name="T17">main</text:span></text:span> Function for the ID-generating Program in the main.cpp File</text:p>
      <text:p text:style-name="Code">#include &lt;iostream&gt;</text:p>
      <text:p text:style-name="Code"/>
      <text:p text:style-name="Code">class generate_id</text:p>
      <text:p text:style-name="Code">{</text:p>
      <text:p text:style-name="Code">public:</text:p>
      <text:p text:style-name="Code"><text:span text:style-name="T18"><text:s text:c="2"/></text:span>generate_id() : counter_{0} {}</text:p>
      <text:p text:style-name="Code"><text:span text:style-name="T18"><text:s text:c="2"/></text:span>long next();</text:p>
      <text:p text:style-name="Code">private:</text:p>
      <text:p text:style-name="Code"><text:span text:style-name="T18"><text:s text:c="2"/></text:span>short counter_;</text:p>
      <text:p text:style-name="Code"><text:span text:style-name="T18"><text:s text:c="2"/></text:span>static short prefix_;</text:p>
      <text:p text:style-name="Code"><text:span text:style-name="T18"><text:s text:c="2"/></text:span>static short const max_counter_{32767};</text:p>
      <text:p text:style-name="Code">};</text:p>
      <text:p text:style-name="Code"/>
      <text:p text:style-name="Code">int main()</text:p>
      <text:p text:style-name="Code">{</text:p>
      <text:p text:style-name="Code"><text:span text:style-name="T18"><text:s text:c="2"/></text:span>generate_id gen{}; <text:s text:c="10"/>// Create an ID generator</text:p>
      <text:p text:style-name="Code"><text:span text:style-name="T18"><text:s text:c="2"/></text:span>for (int i{0}; i != 10; ++i)</text:p>
      <text:p text:style-name="Code"><text:span text:style-name="T18"><text:s text:c="4"/></text:span>std::cout &lt;&lt; gen.next() &lt;&lt; '\n';</text:p>
      <text:p text:style-name="Code">}</text:p>
      <text:p text:style-name="P1">Now compile the two source files and link them together to produce a working C++ program. An IDE takes care of the details for you, provided both source files are part of the same project. If you are using command-line tools, <text:change text:change-id="ct67867152"/>you can invoke the same compiler, but instead of listing source file names on the command line, list only the object file names. Alternatively, you can compile and link at the same time<text:change text:change-id="ct67911280"/> by listing all the source file names in one compilation. Verify that the program’s behavior is identical to that from Listing 40-9.</text:p>
      <text:p text:style-name="P1">That’s the basic idea, But the details, of course, are a little trickier. For the remainder of this Exploration, we’ll take a closer look at those details.</text:p>
      <text:h text:style-name="Heading_20_1" text:outline-level="1"><text:soft-page-break/>Declarations and Definitions</text:h>
      <text:p text:style-name="Body_20_Text_20_First">At first glance, you will notice that both source files contain an identical definition of the <text:span text:style-name="Code_20_Inline">generate_id</text:span> class. That immediately raises the question: “What happens if the definition changes in one file but not in the other?” Let’s find out. Rename the <text:span text:style-name="Code_20_Inline">next()</text:span> function to <text:span text:style-name="Code_20_Inline">next_id()</text:span>, as shown in Listing 41-3.</text:p>
      <text:p text:style-name="Code_20_Caption"><text:span text:style-name="T16">Listing 41-3.</text:span> Renaming a Member Function Only in main.cpp</text:p>
      <text:p text:style-name="Code">#include &lt;iostream&gt;</text:p>
      <text:p text:style-name="Code"/>
      <text:p text:style-name="Code">class generate_id</text:p>
      <text:p text:style-name="Code">{</text:p>
      <text:p text:style-name="Code">public:</text:p>
      <text:p text:style-name="Code"><text:span text:style-name="T18"><text:s text:c="2"/></text:span>generate_id() : counter_{0} {}</text:p>
      <text:p text:style-name="Code"><text:span text:style-name="T18"><text:s text:c="2"/></text:span>long next_id();</text:p>
      <text:p text:style-name="Code">private:</text:p>
      <text:p text:style-name="Code"><text:span text:style-name="T18"><text:s text:c="2"/></text:span>short counter_;</text:p>
      <text:p text:style-name="Code"><text:span text:style-name="T18"><text:s text:c="2"/></text:span>static short prefix_;</text:p>
      <text:p text:style-name="Code"><text:span text:style-name="T18"><text:s text:c="2"/></text:span>static short const max_counter_{32767};</text:p>
      <text:p text:style-name="Code">};</text:p>
      <text:p text:style-name="Code"/>
      <text:p text:style-name="Code">int main()</text:p>
      <text:p text:style-name="Code">{</text:p>
      <text:p text:style-name="Code"><text:span text:style-name="T18"><text:s text:c="2"/></text:span>generate_id gen{}; <text:s text:c="10"/>// Create an ID generator</text:p>
      <text:p text:style-name="Code"><text:span text:style-name="T18"><text:s text:c="2"/></text:span>for (int i{0}; i != 10; ++i)</text:p>
      <text:p text:style-name="Code"><text:span text:style-name="T18"><text:s text:c="4"/></text:span>std::cout &lt;&lt; gen.next_id() &lt;&lt; '\n';</text:p>
      <text:p text:style-name="Code">}</text:p>
      <text:p text:style-name="Text_20_body">
    <text:span text:style-name="T1">Leave the other source file alone. </text:span>
    <text:span text:style-name="Strong_20_Emphasis">
     <text:span text:style-name="T19">What do you expect to happen?</text:span>
    </text:span>
   </text:p>
      <text:p text:style-name="Unnumbered_20_List">_____________________________________________________________</text:p>
      <text:p text:style-name="Unnumbered_20_List">_____________________________________________________________</text:p>
      <text:p text:style-name="Text_20_body">
    <text:span text:style-name="T1">Compile and link the program. </text:span>
    <text:span text:style-name="Strong_20_Emphasis">
     <text:span text:style-name="T19">What actually happens?</text:span>
    </text:span>
   </text:p>
      <text:p text:style-name="Unnumbered_20_List">_____________________________________________________________</text:p>
      <text:p text:style-name="Unnumbered_20_List">_____________________________________________________________</text:p>
      <text:p text:style-name="Text_20_body">
    <text:span text:style-name="T1">When compiling </text:span>
    <text:span text:style-name="Code_20_Inline">
     <text:span text:style-name="T12">main.cpp</text:span>
    </text:span>
    <text:span text:style-name="T1">, the compiler sees the declaration of </text:span>
    <text:span text:style-name="Code_20_Inline">
     <text:span text:style-name="T1">next_id</text:span>
    </text:span>
    <text:span text:style-name="T1"> and the call to </text:span>
    <text:span text:style-name="Code_20_Inline">
     <text:span text:style-name="T1">next_id</text:span>
    </text:span>
    <text:span text:style-name="T1">. As far as it can tell, everything is just fine. The linker, however, sees a call to </text:span>
    <text:span text:style-name="Code_20_Inline">
     <text:span text:style-name="T1">next_id</text:span>
    </text:span>
    <text:span text:style-name="T1"> in the </text:span>
    <text:span text:style-name="Code_20_Inline">
     <text:span text:style-name="T12">main</text:span>
    </text:span>
    <text:span text:style-name="T1"> object file, but no definition of </text:span>
    <text:span text:style-name="Code_20_Inline">
     <text:span text:style-name="T1">next_id</text:span>
    </text:span>
    <text:span text:style-name="T1"> in the </text:span>
    <text:span text:style-name="Code_20_Inline">
     <text:span text:style-name="T12">generate_id</text:span>
    </text:span>
    <text:span text:style-name="T1"> object file. Thus, the linker issues an error message and refuses to create the executable program file:</text:span>
   </text:p>
      <text:p text:style-name="Results">list4103.o: In function `main':</text:p>
      <text:p text:style-name="Results"><text:soft-page-break/>list4103.cpp:18: undefined reference to `generate_id::next_id()'</text:p>
      <text:p text:style-name="Results">collect2: error: ld returned 1 exit status</text:p>
      <text:p text:style-name="Text_20_body">
    <text:span text:style-name="T1">A more subtle change is to add a new data member before </text:span>
    <text:span text:style-name="Code_20_Inline">
     <text:span text:style-name="T1">counter</text:span>
    </text:span>
    <text:span text:style-name="T1">, as shown in Listing 41-4.</text:span>
   </text:p>
      <text:p text:style-name="Code_20_Caption"><text:span text:style-name="T16">Listing 41-4.</text:span> Adding a New Data Member Only in main.cpp</text:p>
      <text:p text:style-name="Code">#include &lt;iostream&gt;</text:p>
      <text:p text:style-name="Code">#include &lt;ostream&gt;</text:p>
      <text:p text:style-name="Code"/>
      <text:p text:style-name="Code">class generate_id</text:p>
      <text:p text:style-name="Code">{</text:p>
      <text:p text:style-name="Code">public:</text:p>
      <text:p text:style-name="Code"><text:span text:style-name="T18"><text:s text:c="2"/></text:span>generate_id() : counter_{0} {}</text:p>
      <text:p text:style-name="Code"><text:span text:style-name="T18"><text:s text:c="2"/></text:span>long next();</text:p>
      <text:p text:style-name="Code">private:</text:p>
      <text:p text:style-name="Code"><text:span text:style-name="T18"><text:s text:c="2"/></text:span>int unused_;</text:p>
      <text:p text:style-name="Code"><text:span text:style-name="T18"><text:s text:c="2"/></text:span>short counter_;</text:p>
      <text:p text:style-name="Code"><text:span text:style-name="T18"><text:s text:c="2"/></text:span>static short prefix_;</text:p>
      <text:p text:style-name="Code"><text:span text:style-name="T18"><text:s text:c="2"/></text:span>static short const max_counter_{32767};</text:p>
      <text:p text:style-name="Code">};</text:p>
      <text:p text:style-name="Code"/>
      <text:p text:style-name="Code">int main()</text:p>
      <text:p text:style-name="Code">{</text:p>
      <text:p text:style-name="Code"><text:span text:style-name="T18"><text:s text:c="2"/></text:span>generate_id gen{}; <text:s text:c="10"/>// Create an ID generator</text:p>
      <text:p text:style-name="Code"><text:span text:style-name="T18"><text:s text:c="2"/></text:span>for (int i{0}; i != 10; ++i)</text:p>
      <text:p text:style-name="Code"><text:span text:style-name="T18"><text:s text:c="4"/></text:span>std::cout &lt;&lt; gen.next() &lt;&lt; '\n';</text:p>
      <text:p text:style-name="Code">}</text:p>
      <text:p text:style-name="Text_20_body">
    <text:span text:style-name="T1">Leaving the other source file untouched, </text:span>
    <text:span text:style-name="Strong_20_Emphasis">
     <text:span text:style-name="T19">what do you expect to happen?</text:span>
    </text:span>
   </text:p>
      <text:p text:style-name="Unnumbered_20_List">_____________________________________________________________</text:p>
      <text:p text:style-name="Unnumbered_20_List">_____________________________________________________________</text:p>
      <text:p text:style-name="Text_20_body">
    <text:span text:style-name="T1">Compile, link, and run the program. </text:span>
    <text:span text:style-name="Strong_20_Emphasis">
     <text:span text:style-name="T19">What actually happens?</text:span>
    </text:span>
   </text:p>
      <text:p text:style-name="Unnumbered_20_List">_____________________________________________________________</text:p>
      <text:p text:style-name="Unnumbered_20_List">_____________________________________________________________</text:p>
      <text:p text:style-name="P1"><text:span text:style-name="T21">Remember that the program should produce identical results. The exact numeric sequence</text:span> should be the same between this program and earlier incarnations. The problem is that you have stumbled once again into undefined behavior.</text:p>
      <text:p text:style-name="Text_20_body">
    <text:span text:style-name="T1">Even though the main function thinks the </text:span>
    <text:span text:style-name="Code_20_Inline">
     <text:span text:style-name="T1">unused_</text:span>
    </text:span>
    <text:span text:style-name="T1"> data member is indeed unused, the </text:span>
    <text:span text:style-name="Code_20_Inline">
     <text:span text:style-name="T1">next()</text:span>
    </text:span>
    <text:span text:style-name="T1"> function’s idea of the </text:span>
    <text:span text:style-name="Code_20_Inline">
     <text:span text:style-name="T1">counter_</text:span>
    </text:span>
    <text:span text:style-name="T1"> data member happens to be at the same address as the </text:span>
    <text:span text:style-name="Code_20_Inline">
     <text:span text:style-name="T1">unused_</text:span>
    </text:span>
    <text:span text:style-name="T1"> data </text:span>
    <text:soft-page-break/>
    <text:span text:style-name="T1">member. This is bad—really bad. But if you weren’t watching closely, you might have missed it. Although anything is possible, most likely the program generated a sequence of unique IDs, and if you hadn’t looked at the actual values, but simply used the </text:span>
    <text:span text:style-name="Code_20_Inline">
     <text:span text:style-name="T1">generate_id</text:span>
    </text:span>
    <text:span text:style-name="T1"> class in a program, you might never have noticed. At least, not until you ported the program to a different environment. A different compiler or linker may be able to detect this error. A different operating system may cause the program to crash. Once you enter the realm of undefined behavior, anything goes.</text:span>
   </text:p>
      <text:p text:style-name="P1">A class or function definition must be identical in all files, or else the results are undefined. The compiler and linker are not required to detect this kind of error.</text:p>
      <text:p text:style-name="P1">You have been warned.</text:p>
      <text:p text:style-name="Text_20_body">
    <text:span text:style-name="T1">To avoid these kinds of problems, you </text:span>
    <text:change text:change-id="ct68315984"/>
    <text:change-start text:change-id="ct68061232"/>
    <text:span text:style-name="T15">have</text:span>
    <text:change-end text:change-id="ct68061232"/>
    <text:span text:style-name="T1"> to host the definition of the </text:span>
    <text:span text:style-name="Code_20_Inline">
     <text:span text:style-name="T1">generate_id</text:span>
    </text:span>
    <text:span text:style-name="T1"> class in a single file, and somehow use that file in every source file that makes use of the class. This way, you can assure yourself that every source file is using the same definition of </text:span>
    <text:span text:style-name="Code_20_Inline">
     <text:span text:style-name="T1">generate_id</text:span>
    </text:span>
    <text:span text:style-name="T1">.</text:span>
   </text:p>
      <text:p text:style-name="Text_20_body">
    <text:span text:style-name="T1">You need to write your own </text:span>
    <text:span text:style-name="Code_20_Inline">
     <text:span text:style-name="T1">#include</text:span>
    </text:span>
    <text:span text:style-name="T1"> file.</text:span>
   </text:p>
      <text:h text:style-name="Heading_20_1" text:outline-level="1">#include Files</text:h>
      <text:p text:style-name="Body_20_Text_20_First">Remember that the compiler needs only a function’s declaration, not its definition in order to call the function. If you put the declaration in its own file then <text:span text:style-name="Code_20_Inline">#include</text:span> that file in every source file that calls the function, you ensure that the compiler sees the same declaration every time, allowing it to generate the correct code for calling the function. The same is true for a class. Put only the class definition in its own file, and then <text:span text:style-name="Code_20_Inline">#include</text:span> the file in every source file that needs it. Listing 41-5 shows you the <text:span text:style-name="Code_20_Inline">#include</text:span> file that contains the <text:span text:style-name="Code_20_Inline">generate_id</text:span> class. Common conventions for <text:span text:style-name="Code_20_Inline">#include</text:span> files are to use extensions such as <text:span text:style-name="Code_20_Inline"><text:span text:style-name="T10">.h</text:span></text:span> or <text:span text:style-name="Code_20_Inline"><text:span text:style-name="T10">.hpp</text:span></text:span> (for header, or C++ header), or sometimes <text:span text:style-name="Code_20_Inline"><text:span text:style-name="T10">.hh</text:span></text:span> or <text:span text:style-name="Code_20_Inline"><text:span text:style-name="T10">.hxx</text:span></text:span>. Some files need to preserve compatibility with C, and these typically use <text:span text:style-name="Code_20_Inline"><text:span text:style-name="T10">.h</text:span></text:span> as the extension. For all other files, I prefer <text:span text:style-name="Code_20_Inline"><text:span text:style-name="T10">.hpp</text:span></text:span> because it is a nice parallel to the extension <text:span text:style-name="Code_20_Inline"><text:span text:style-name="T10">.cpp</text:span></text:span> I use for C++ source files. Thus, name this file <text:span text:style-name="Code_20_Inline">generate_id.hpp</text:span>. If you use <text:span text:style-name="Code_20_Inline"><text:span text:style-name="T10">.cc</text:span></text:span> for source files, you may like <text:span text:style-name="Code_20_Inline"><text:span text:style-name="T10">.hh</text:span></text:span> for header files; ditto for <text:span text:style-name="Code_20_Inline"><text:span text:style-name="T10">.cxx</text:span></text:span> and <text:span text:style-name="Code_20_Inline"><text:span text:style-name="T10">.hxx</text:span></text:span>.</text:p>
      <text:p text:style-name="Code_20_Caption"><text:span text:style-name="T16">Listing 41-5.</text:span> The <text:span text:style-name="Code_20_Inline"><text:span text:style-name="T17">#include</text:span></text:span> File for the <text:span text:style-name="Code_20_Inline"><text:span text:style-name="T17">generate_id</text:span></text:span> Class</text:p>
      <text:p text:style-name="Code">/// Class for generating a unique ID number.</text:p>
      <text:p text:style-name="Code">class generate_id</text:p>
      <text:p text:style-name="Code">{</text:p>
      <text:p text:style-name="Code">public:</text:p>
      <text:p text:style-name="Code"><text:span text:style-name="T18"><text:s text:c="2"/></text:span>generate_id() : counter_{0} {}</text:p>
      <text:p text:style-name="Code"><text:span text:style-name="T18"><text:s text:c="2"/></text:span>long next();</text:p>
      <text:p text:style-name="Code">private:</text:p>
      <text:p text:style-name="Code"><text:span text:style-name="T18"><text:s text:c="2"/></text:span>short counter_;</text:p>
      <text:p text:style-name="Code"><text:span text:style-name="T18"><text:s text:c="2"/></text:span>static short prefix_;</text:p>
      <text:p text:style-name="Code"><text:span text:style-name="T18"><text:s text:c="2"/></text:span>static short const max_counter_{32767};</text:p>
      <text:p text:style-name="Code">};</text:p>
      <text:p text:style-name="Text_20_body">
    <text:span text:style-name="T1">To use the </text:span>
    <text:span text:style-name="Code_20_Inline">
     <text:span text:style-name="T12">generate_id.hpp</text:span>
    </text:span>
    <text:span text:style-name="T1"> file, you need to </text:span>
    <text:span text:style-name="Code_20_Inline">
     <text:span text:style-name="T1">#include</text:span>
    </text:span>
    <text:span text:style-name="T1"> it in the source files, but use double quotes instead of angle brackets. Listing 41-6 displays the new version of </text:span>
    <text:span text:style-name="Code_20_Inline">
     <text:span text:style-name="T12">generate_id.cpp</text:span>
    </text:span>
    <text:span text:style-name="T1">.</text:span>
   </text:p>
      <text:p text:style-name="Code_20_Caption"><text:soft-page-break/><text:span text:style-name="T16">Listing 41-6.</text:span> Rewrite of generate_id.cpp to <text:span text:style-name="Code_20_Inline"><text:span text:style-name="T17">#include</text:span></text:span> the generate_id.hpp File</text:p>
      <text:p text:style-name="Code">#include "generate_id.hpp"</text:p>
      <text:p text:style-name="Code"/>
      <text:p text:style-name="Code">// Switch to random-number as the initial prefix for production code.</text:p>
      <text:p text:style-name="Code">// short generate_id::prefix_{static_cast&lt;short&gt;(std::rand())};</text:p>
      <text:p text:style-name="Code">short generate_id::prefix_{1};</text:p>
      <text:p text:style-name="Code">short const generate_id::max_counter_;</text:p>
      <text:p text:style-name="Code"/>
      <text:p text:style-name="Code">long generate_id::next()</text:p>
      <text:p text:style-name="Code">{</text:p>
      <text:p text:style-name="Code"><text:span text:style-name="T18"><text:s text:c="2"/></text:span>if (counter_ == max_counter_)</text:p>
      <text:p text:style-name="Code"><text:span text:style-name="T18"><text:s text:c="4"/></text:span>counter_ = 0;</text:p>
      <text:p text:style-name="Code"><text:span text:style-name="T18"><text:s text:c="2"/></text:span>else</text:p>
      <text:p text:style-name="Code"><text:span text:style-name="T18"><text:s text:c="4"/></text:span>++counter_;</text:p>
      <text:p text:style-name="Code"><text:span text:style-name="T18"><text:s text:c="2"/></text:span>return prefix_ * (max_counter_ + 1) + counter_;</text:p>
      <text:p text:style-name="Code">}</text:p>
      <text:p text:style-name="Text_20_body">
    <text:span text:style-name="Strong_20_Emphasis">
     <text:span text:style-name="T19">Rewrite </text:span>
    </text:span>
    <text:span text:style-name="Code_20_Inline">
     <text:span text:style-name="T13">main.cpp</text:span>
    </text:span>
    <text:span text:style-name="Strong_20_Emphasis">
     <text:span text:style-name="T19"> similarly</text:span>
    </text:span>
    <text:span text:style-name="T14">.</text:span>
    <text:span text:style-name="T1"> Compile both source files and link the resulting object files to create your program (or let the IDE do it for you). Make sure the program behaves the same as it did originally. Compare your rewrite of </text:span>
    <text:span text:style-name="Code_20_Inline">
     <text:span text:style-name="T12">main.cpp</text:span>
    </text:span>
    <text:span text:style-name="T1"> with mine, which is presented in Listing 41-7.</text:span>
   </text:p>
      <text:p text:style-name="Code_20_Caption"><text:span text:style-name="T16">Listing 41-7.</text:span> Rewriting main.cpp to <text:span text:style-name="Code_20_Inline"><text:span text:style-name="T17">#include</text:span></text:span> the generate_id.hpp File</text:p>
      <text:p text:style-name="Code">#include &lt;iostream&gt;</text:p>
      <text:p text:style-name="Code"/>
      <text:p text:style-name="Code">#include "generate_id.hpp"</text:p>
      <text:p text:style-name="Code"/>
      <text:p text:style-name="Code">int main()</text:p>
      <text:p text:style-name="Code">{</text:p>
      <text:p text:style-name="Code"><text:span text:style-name="T18"><text:s text:c="2"/></text:span>generate_id gen{}; <text:s text:c="10"/>// Create an ID generator</text:p>
      <text:p text:style-name="Code"><text:span text:style-name="T18"><text:s text:c="2"/></text:span>for (int i{0}; i != 10; ++i)</text:p>
      <text:p text:style-name="Code"><text:span text:style-name="T18"><text:s text:c="4"/></text:span>std::cout &lt;&lt; gen.next() &lt;&lt; '\n';</text:p>
      <text:p text:style-name="Code">}</text:p>
      <text:h text:style-name="Heading_20_2" text:outline-level="2">Quotes and Brackets</text:h>
      <text:p text:style-name="Body_20_Text_20_First">Now you’re wondering why I told you to use quotes instead of angle brackets for the <text:span text:style-name="Code_20_Inline">#include</text:span> directives. The difference is that you should use angle brackets only for the standard library <text:change-start text:change-id="ct49382240"/><text:span text:style-name="T29">and system </text:span><text:change-end text:change-id="ct49382240"/>headers, although some third-party libraries recommend the use of angle brackets, too. Use double quotes for everything else. The C++ standard is <text:change-start text:change-id="ct68685616"/><text:span text:style-name="T29">deliberately </text:span><text:change-end text:change-id="ct68685616"/>vague <text:change-start text:change-id="ct68605280"/><text:span text:style-name="T29">and recommends that angle brackets be used for headers that are provided with the system and quotes be used for </text:span><text:change-end text:change-id="ct68605280"/><text:change-start text:change-id="ct66815840"/><text:span text:style-name="T2">other headers</text:span><text:change-end text:change-id="ct66815840"/><text:change text:change-id="ct68720960"/>. <text:change text:change-id="ct66733936"/><text:change-start text:change-id="ct68754992"/><text:span text:style-name="T29">V</text:span><text:change-end text:change-id="ct68754992"/>endors of add-on libraries have all taken different approaches concerning naming their library files and whether they require angle brackets or double quotes.</text:p>
      <text:p text:style-name="Text_20_body">
    <text:span text:style-name="T1">For your own files, the important aspect is that the compiler must be able to find all your </text:span>
    <text:span text:style-name="Code_20_Inline">
     <text:span text:style-name="T1">#include</text:span>
    </text:span>
    <text:span text:style-name="T1"> files. The easiest way to do that is to keep them in the same directory or folder as your source files. As your projects become larger and more complex, you probably will want to move all the </text:span>
    <text:span text:style-name="Code_20_Inline">
     <text:span text:style-name="T1">#include</text:span>
    </text:span>
    <text:span text:style-name="T1"> files to a separate area. In this case, you need to consult your compiler documentation to learn how to inform the compiler about that separate area. Users of </text:span>
    <text:span text:style-name="Code_20_Inline">
     <text:span text:style-name="T12">g++</text:span>
    </text:span>
    <text:span text:style-name="T1"> and other UNIX and UNIX-like command-line tools typically use the </text:span>
    <text:span text:style-name="Code_20_Inline">
     <text:span text:style-name="T1">-I</text:span>
    </text:span>
    <text:span text:style-name="T1"> </text:span>
    <text:change-start text:change-id="ct68733088"/>
    <text:span text:style-name="T15">(capital letter I) </text:span>
    <text:change-end text:change-id="ct68733088"/>
    <text:span text:style-name="T1">option. Microsoft’s command-line compiler uses </text:span>
    <text:span text:style-name="Code_20_Inline">
     <text:span text:style-name="T1">/I</text:span>
    </text:span>
    <text:span text:style-name="T1">. IDEs have a project option with which you can add a directory or folder to the list of places to search for </text:span>
    <text:span text:style-name="Code_20_Inline">
     <text:span text:style-name="T1">#include</text:span>
    </text:span>
    <text:span text:style-name="T1"> files.</text:span>
   </text:p>
      <text:p text:style-name="P1"><text:soft-page-break/>For many compilers, the only difference between angle brackets and quotes is where it looks for the file. A few compilers have additional differences that are specific to that compiler.</text:p>
      <text:p text:style-name="Text_20_body">
    <text:span text:style-name="T1">In a source file, I like to list all the standard headers together, in alphabetical order, and list them first, followed by the </text:span>
    <text:span text:style-name="Code_20_Inline">
     <text:span text:style-name="T1">#include</text:span>
    </text:span>
    <text:span text:style-name="T1"> files that are specific to the program (also in alphabetical order). This organization makes it easy for me to determine whether a source file </text:span>
    <text:span text:style-name="Code_20_Inline">
     <text:span text:style-name="T1">#include</text:span>
    </text:span>
    <text:span text:style-name="T1">s a particular header and helps me add or remove </text:span>
    <text:span text:style-name="Code_20_Inline">
     <text:span text:style-name="T1">#include</text:span>
    </text:span>
    <text:span text:style-name="T1"> directives as needed.</text:span>
   </text:p>
      <text:h text:style-name="Heading_20_2" text:outline-level="2">Nested #include Directives</text:h>
      <text:p text:style-name="Body_20_Text_20_First">One <text:span text:style-name="Code_20_Inline">#include</text:span> file can <text:span text:style-name="Code_20_Inline">#include</text:span> another. For example, consider the <text:span text:style-name="Code_20_Inline">vital_stats</text:span> class (similar to the <text:span text:style-name="Code_20_Inline">record</text:span> class in Listing 34-1, for recording a person’s vital statistics, including body-mass index) in Listing 41-8.</text:p>
      <text:p text:style-name="Code_20_Caption"><text:span text:style-name="T16">Listing 41-8.</text:span> The <text:span text:style-name="Code_20_Inline"><text:span text:style-name="T17">vital_stats</text:span></text:span> Class to Record a Person’s Vital Statistics</text:p>
      <text:p text:style-name="Code">#include &lt;istream&gt;</text:p>
      <text:p text:style-name="Code">#include &lt;ostream&gt;</text:p>
      <text:p text:style-name="Code">#include &lt;string&gt;</text:p>
      <text:p text:style-name="Code"/>
      <text:p text:style-name="Code">class vital_stats</text:p>
      <text:p text:style-name="Code">{</text:p>
      <text:p text:style-name="Code">public:</text:p>
      <text:p text:style-name="Code"><text:span text:style-name="T18"><text:s text:c="2"/></text:span>vital_stats() : height_{0}, weight_{0}, bmi_{0}, sex_{'?'}, name_{}</text:p>
      <text:p text:style-name="Code"><text:span text:style-name="T18"><text:s text:c="2"/></text:span>{}</text:p>
      <text:p text:style-name="Code"/>
      <text:p text:style-name="Code"><text:span text:style-name="T18"><text:s text:c="2"/></text:span>bool read(std::istream&amp; in, int num);</text:p>
      <text:p text:style-name="Code"><text:span text:style-name="T18"><text:s text:c="2"/></text:span>void print(std::ostream&amp; out, int threshold) const;</text:p>
      <text:p text:style-name="Code"/>
      <text:p text:style-name="Code">private:</text:p>
      <text:p text:style-name="Code"><text:span text:style-name="T18"><text:s text:c="2"/></text:span>int compute_bmi() const; ///&lt; Return BMI, based on height_ and weight_</text:p>
      <text:p text:style-name="Code"><text:span text:style-name="T18"><text:s text:c="2"/></text:span>int height_; <text:s text:c="12"/>///&lt; height in centimeters</text:p>
      <text:p text:style-name="Code"><text:span text:style-name="T18"><text:s text:c="2"/></text:span>int weight_; <text:s text:c="12"/>///&lt; weight in kilograms</text:p>
      <text:p text:style-name="Code"><text:span text:style-name="T18"><text:s text:c="2"/></text:span>int bmi_; <text:s text:c="15"/>///&lt; Body-mass index</text:p>
      <text:p text:style-name="Code"><text:span text:style-name="T18"><text:s text:c="2"/></text:span>char sex_; <text:s text:c="14"/>///&lt; 'M' for male or 'F' for female</text:p>
      <text:p text:style-name="Code"><text:span text:style-name="T18"><text:s text:c="2"/></text:span>std::string name_; <text:s text:c="6"/>///&lt; Person’s name</text:p>
      <text:p text:style-name="Code">};</text:p>
      <text:p text:style-name="Text_20_body">
    <text:span text:style-name="T1">Because the </text:span>
    <text:span text:style-name="Code_20_Inline">
     <text:span text:style-name="T1">vital_stats</text:span>
    </text:span>
    <text:span text:style-name="T1"> class uses </text:span>
    <text:span text:style-name="Code_20_Inline">
     <text:span text:style-name="T1">std::string</text:span>
    </text:span>
    <text:span text:style-name="T1">, the </text:span>
    <text:span text:style-name="Code_20_Inline">
     <text:span text:style-name="T12">vital_stats.hpp</text:span>
    </text:span>
    <text:span text:style-name="T1"> file should </text:span>
    <text:span text:style-name="Code_20_Inline">
     <text:span text:style-name="T1">#include</text:span>
    </text:span>
    <text:span text:style-name="T1"> </text:span>
    <text:span text:style-name="Code_20_Inline">
     <text:span text:style-name="T1">&lt;string&gt;</text:span>
    </text:span>
    <text:span text:style-name="T1">. Similarly, </text:span>
    <text:span text:style-name="Code_20_Inline">
     <text:span text:style-name="T1">std::istream</text:span>
    </text:span>
    <text:span text:style-name="T1"> is defined in </text:span>
    <text:span text:style-name="Code_20_Inline">
     <text:span text:style-name="T1">&lt;istream&gt;</text:span>
    </text:span>
    <text:span text:style-name="T1"> and </text:span>
    <text:span text:style-name="Code_20_Inline">
     <text:span text:style-name="T1">std::ostream</text:span>
    </text:span>
    <text:span text:style-name="T1"> in </text:span>
    <text:span text:style-name="Code_20_Inline">
     <text:span text:style-name="T1">&lt;ostream&gt;</text:span>
    </text:span>
    <text:span text:style-name="T1">. By adding all the necessary </text:span>
    <text:span text:style-name="Code_20_Inline">
     <text:span text:style-name="T1">#include</text:span>
    </text:span>
    <text:span text:style-name="T1"> directives to the </text:span>
    <text:span text:style-name="Code_20_Inline">
     <text:span text:style-name="T1">vital_stats.hpp</text:span>
    </text:span>
    <text:span text:style-name="T1"> file, you remove one burden from the programmer who makes use of </text:span>
    <text:span text:style-name="Code_20_Inline">
     <text:span text:style-name="T12">vital_stats.hpp</text:span>
    </text:span>
    <text:span text:style-name="T1">.</text:span>
   </text:p>
      <text:p text:style-name="Text_20_body">
    <text:span text:style-name="T1">The standard library headers work the same way. Any particular header may </text:span>
    <text:span text:style-name="Code_20_Inline">
     <text:span text:style-name="T1">#include</text:span>
    </text:span>
    <text:span text:style-name="T1"> other headers. An implementation of the standard library is free to </text:span>
    <text:span text:style-name="Code_20_Inline">
     <text:span text:style-name="T1">#include</text:span>
    </text:span>
    <text:span text:style-name="T1"> any, all, or none of the other standard headers. Thus, suppose you </text:span>
    <text:span text:style-name="Code_20_Inline">
     <text:span text:style-name="T1">#include</text:span>
    </text:span>
    <text:span text:style-name="T1"> </text:span>
    <text:span text:style-name="Code_20_Inline">
     <text:span text:style-name="T1">&lt;string&gt;</text:span>
    </text:span>
    <text:span text:style-name="T1"> and forget the I/O stream headers. With one compiler and library, your project may compile and run successfully because that particular implementation of </text:span>
    <text:span text:style-name="Code_20_Inline">
     <text:span text:style-name="T1">&lt;string&gt;</text:span>
    </text:span>
    <text:span text:style-name="T1"> happens to </text:span>
    <text:span text:style-name="Code_20_Inline">
     <text:span text:style-name="T1">#include</text:span>
    </text:span>
    <text:span text:style-name="T1"> </text:span>
    <text:span text:style-name="Code_20_Inline">
     <text:span text:style-name="T1">&lt;istream&gt;</text:span>
    </text:span>
    <text:span text:style-name="T1"> and </text:span>
    <text:span text:style-name="Code_20_Inline">
     <text:span text:style-name="T1">&lt;ostream&gt;</text:span>
    </text:span>
    <text:span text:style-name="T1">. You never notice your mistake until you move the source code to a different platform. This other implementation may work differently. Suddenly and unexpectedly, your compiler issues a slew of error messages for source code that worked perfectly on the first platform. The mistake is easy to fix and also easy to avoid by checking all your files to be sure each file </text:span>
    <text:span text:style-name="Code_20_Inline">
     <text:span text:style-name="T1">#include</text:span>
    </text:span>
    <text:span text:style-name="T1">s all the headers it needs.</text:span>
   </text:p>
      <text:p text:style-name="Text_20_body">
    <text:soft-page-break/>
    <text:span text:style-name="T1">One consequence of headers including other headers is that any single header can be included many times in a single source file. For example, suppose your source file includes </text:span>
    <text:span text:style-name="Code_20_Inline">
     <text:span text:style-name="T1">&lt;string&gt;</text:span>
    </text:span>
    <text:span text:style-name="T22">,</text:span>
    <text:span text:style-name="T1"> but so does </text:span>
    <text:span text:style-name="Code_20_Inline">
     <text:span text:style-name="T12">generate_id.hpp</text:span>
    </text:span>
    <text:span text:style-name="T1">. This means your source file includes the same header, </text:span>
    <text:span text:style-name="Code_20_Inline">
     <text:span text:style-name="T1">&lt;string&gt;</text:span>
    </text:span>
    <text:span text:style-name="T1">, more than once. In the case of the standard library headers, including the same header more than once is harmless. What about your files? </text:span>
    <text:span text:style-name="T20">What would happen if </text:span>
    <text:span text:style-name="T23">generate_id.cpp</text:span>
    <text:span text:style-name="T20"> were to </text:span>
    <text:span text:style-name="Code_20_Inline">
     <text:span text:style-name="T25">#include</text:span>
    </text:span>
    <text:span text:style-name="T20"> </text:span>
    <text:span text:style-name="Code_20_Inline">
     <text:span text:style-name="T25">"generate_id.hpp"</text:span>
    </text:span>
    <text:span text:style-name="T20"> more than once?</text:span>
   </text:p>
      <text:p text:style-name="Unnumbered_20_List">_____________________________________________________________</text:p>
      <text:p text:style-name="Unnumbered_20_List">_____________________________________________________________</text:p>
      <text:p text:style-name="P1">Try it. What happens?</text:p>
      <text:p text:style-name="Unnumbered_20_List">_____________________________________________________________</text:p>
      <text:p text:style-name="Unnumbered_20_List">_____________________________________________________________</text:p>
      <text:p text:style-name="Text_20_body">
    <text:span text:style-name="T1">C++ does not allow you to define a class, function, or object more than once in the same source file, and </text:span>
    <text:span text:style-name="Code_20_Inline">
     <text:span text:style-name="T12">generate_id.hpp</text:span>
    </text:span>
    <text:span text:style-name="T1"> contains a class definition. Thus, if you </text:span>
    <text:span text:style-name="Code_20_Inline">
     <text:span text:style-name="T1">#include</text:span>
    </text:span>
    <text:span text:style-name="T1"> that file more than once, the compiler issues an error message. The next section explains how to prevent this problem.</text:span>
   </text:p>
      <text:h text:style-name="Heading_20_2" text:outline-level="2"><text:change text:change-id="ct72059776"/>Include Guards</text:h>
      <text:p text:style-name="Body_20_Text_20_First"><text:soft-page-break/>You cannot define the same class, function, or object more than once in a source file. On the other hand, you cannot prevent anyone from including your header more than once. Somehow, you need to ensure that the compiler sees the definitions only once, even if a source file includes your header more than once. Fortunately, C++ offers additional <text:span text:style-name="Code_20_Inline">#</text:span> directives to help you.</text:p>
      <text:p text:style-name="Text_20_body">
    <text:span text:style-name="T1">The most widely-used idiom is to pick a name to uniquely identify your header, such as </text:span>
    <text:span text:style-name="Code_20_Inline">
     <text:span text:style-name="T1">VITAL_STATS_HPP_</text:span>
    </text:span>
    <text:span text:style-name="T1"> or </text:span>
    <text:span text:style-name="Code_20_Inline">
     <text:span text:style-name="T1">GENERATE_ID_HPP_</text:span>
    </text:span>
    <text:span text:style-name="T1">, and then use that name to control the compilation of your header. Use the following two lines as the first two lines of the header file:</text:span>
   </text:p>
      <text:p text:style-name="Code">#ifndef GENERATE_ID_HPP_</text:p>
      <text:p text:style-name="Code">#define GENERATE_ID_HPP_</text:p>
      <text:p text:style-name="P1">Next, use the following as the last line of the header file:</text:p>
      <text:p text:style-name="Code">#endif</text:p>
      <text:p text:style-name="Text_20_body">
    <text:span text:style-name="T1">Convention is to use all capital letters because no other names in your program should be made up of all capital letters. I use the file name, but change dot (</text:span>
    <text:span text:style-name="Code_20_Inline">
     <text:span text:style-name="T1">.</text:span>
    </text:span>
    <text:span text:style-name="T1">), and other characters that aren’t allowed in C++ identifiers, into underscores (</text:span>
    <text:span text:style-name="Code_20_Inline">
     <text:span text:style-name="T1">_</text:span>
    </text:span>
    <text:span text:style-name="T1">). I use a trailing underscore to further ensure that I avoid collisions with other names. (Remember that names beginning with an underscore are not allowed; nor are names with two adjacent underscores.)</text:span>
   </text:p>
      <text:p text:style-name="Text_20_body">
    <text:span text:style-name="T1">The </text:span>
    <text:span text:style-name="Code_20_Inline">
     <text:span text:style-name="T1">#ifndef</text:span>
    </text:span>
    <text:span text:style-name="T1"> directive means “if not defined.” The directive controls whether the compiler compiles the source code normally or skips the entire section of the file. If the name is not defined, compilation proceeds normally. If it is defined, the compiler skips rapidly over the file until it finds </text:span>
    <text:span text:style-name="Code_20_Inline">
     <text:span text:style-name="T1">#endif</text:span>
    </text:span>
    <text:span text:style-name="T1">, thereby ignoring the definitions that you want to protect.</text:span>
   </text:p>
      <text:p text:style-name="Text_20_body">
    <text:span text:style-name="T1">The </text:span>
    <text:span text:style-name="Code_20_Inline">
     <text:span text:style-name="T1">#define</text:span>
    </text:span>
    <text:span text:style-name="T1"> directive defines a name. Thus, the first time the compiler processes this header, the name is not defined, the </text:span>
    <text:span text:style-name="Code_20_Inline">
     <text:span text:style-name="T1">#ifndef</text:span>
    </text:span>
    <text:span text:style-name="T1"> condition is true, and the compiler processes the definitions normally. Among the code it processes normally is the </text:span>
    <text:span text:style-name="Code_20_Inline">
     <text:span text:style-name="T1">#define</text:span>
    </text:span>
    <text:span text:style-name="T1">. If the file is included more than once, the second and subsequent times the name is defined, the </text:span>
    <text:span text:style-name="Code_20_Inline">
     <text:span text:style-name="T1">#ifndef</text:span>
    </text:span>
    <text:span text:style-name="T1"> directive is false, so the compiler skips the bulk of the file, and does not try to compile the definitions more than once.</text:span>
   </text:p>
      <text:p text:style-name="Side_20_Bar_20_Head">Bad Advice</text:p>
      <text:p text:style-name="Side_20_Bar_20_Body">A few books and programmers recommend putting the conditional directives in the file that does the <text:span text:style-name="Code_20_Inline">#includ</text:span>e-ing. For example, they maintain that <text:span text:style-name="Code_20_Inline">main.cpp</text:span> should begin like this:</text:p>
      <text:p text:style-name="SB_20_Code">#ifndef GENERATE_ID_HPP_</text:p>
      <text:p text:style-name="SB_20_Code">#include “generate_id.hpp”</text:p>
      <text:p text:style-name="SB_20_Code">#endif</text:p>
      <text:p text:style-name="Side_20_Bar_20_Body">They are wrong. The name <text:span text:style-name="Code_20_Inline">GENERATE_ID_HPP_</text:span> is an internal, private detail of the included file. You should never use it outside of that file, and no one else should ever use that name. The purported reason to export the guard name and use it outside of the file is to improve compilation speed by eliminating the compiler’s need to open and process the file that would otherwise be included. With modern compilers, the improvement is negligible. A better solution is for you to use precompiled headers.</text:p>
      <text:p text:style-name="Side_20_Bar_20_Last">With large, complicated programs, much of the compiler’s time and effort is spent compiling included files. In other words, the compiler spends a lot of its time recompiling <text:soft-page-break/>the same definitions over and over again. The idea of using precompiled headers is that the compiler saves some information about the definitions it sees in an included file. When you include the same file in other source files, the compiler fetches its precompiled data, and saves time by avoiding a recompilation of the same definitions. This compiler hack is completely unrelated to the C++ language, and is purely an artifact of the compiler program. Check your compiler’s documentation to learn how to set up and use precompiled headers.</text:p>
      <text:h text:style-name="P10" text:outline-level="2"><text:change-start text:change-id="ct72082272"/>Forward Declarations</text:h>
      <text:p text:style-name="P9">The <text:span text:style-name="Code_20_Inline">&lt;istream&gt;</text:span> header contains the full declaration of <text:span text:style-name="Code_20_Inline">std::istream</text:span> and other, related declarations, and &lt;<text:span text:style-name="Code_20_Inline">ostream</text:span>&gt; declares <text:span text:style-name="Code_20_Inline">std::ostream</text:span>. These are large classes in large headers. Sometimes, you don’t need the full class declarations. For example, in v<text:span text:style-name="Code_20_Inline">ital_stats.hpp</text:span>, the only use of <text:span text:style-name="Code_20_Inline">std::ostream</text:span> is to declare a reference parameter to the <text:span text:style-name="Code_20_Inline">print()</text:span> member function. The compiler doesn’t need to know all the details of <text:span text:style-name="Code_20_Inline">std::ostream</text:span>; it merely needs to know that <text:span text:style-name="Code_20_Inline">std::ostream</text:span> is a class.</text:p>
      <text:p text:style-name="P15">
    <text:span text:style-name="T1">The header </text:span>
    <text:span text:style-name="Code_20_Inline">
     <text:span text:style-name="T1">&lt;iosfwd&gt;</text:span>
    </text:span>
    <text:span text:style-name="T1"> is a small header that declares the names </text:span>
    <text:span text:style-name="Code_20_Inline">
     <text:span text:style-name="T1">std::istream</text:span>
    </text:span>
    <text:span text:style-name="T1">, </text:span>
    <text:span text:style-name="Code_20_Inline">
     <text:span text:style-name="T1">std::ostream</text:span>
    </text:span>
    <text:span text:style-name="T1">, etc., without providing the complete class declarations. Thus, you can reduce compilation time for any file that includes </text:span>
    <text:span text:style-name="Code_20_Inline">
     <text:span text:style-name="T1">vital_stats.hpp</text:span>
    </text:span>
    <text:span text:style-name="T1"> by changing &lt;</text:span>
    <text:span text:style-name="Code_20_Inline">
     <text:span text:style-name="T1">istream</text:span>
    </text:span>
    <text:span text:style-name="T1">&gt; and &lt;</text:span>
    <text:span text:style-name="Code_20_Inline">
     <text:span text:style-name="T1">ostream</text:span>
    </text:span>
    <text:span text:style-name="T1">&gt; to </text:span>
    <text:span text:style-name="Code_20_Inline">
     <text:span text:style-name="T1">&lt;iosfwd&gt;</text:span>
    </text:span>
    <text:span text:style-name="T1">.</text:span>
   </text:p>
      <text:p text:style-name="P14">You can do the same for your own classes by declaring the class name after the class keyword, with nothing else describing the class:</text:p>
      <text:p text:style-name="P11">class ostream;</text:p>
      <text:p text:style-name="P15">
    <text:span text:style-name="T1">This is known as a </text:span>
    <text:span text:style-name="Emphasis">
     <text:span text:style-name="T1">forward</text:span>
    </text:span>
    <text:span text:style-name="T1"> declaration. You can use a forward declaration when the compiler needs to know a name is a class, but doesn’t need to know the size of the class or any of the class’s members. A common case is using a class solely as a reference function parameter.</text:span>
   </text:p>
      <text:p text:style-name="P15">
    <text:span text:style-name="T1">If your header uses </text:span>
    <text:span text:style-name="Code_20_Inline">
     <text:span text:style-name="T1">&lt;iosfwd&gt;</text:span>
    </text:span>
    <text:span text:style-name="T1"> or other forward declarations, be sure to include the full class declarations (e.g., &lt;</text:span>
    <text:span text:style-name="Code_20_Inline">
     <text:span text:style-name="T1">iostream</text:span>
    </text:span>
    <text:span text:style-name="T1">&gt;) in the .cpp source file.</text:span>
   </text:p>
      <text:h text:style-name="P10" text:outline-level="2"><text:change-end text:change-id="ct72082272"/>Documentation</text:h>
      <text:p text:style-name="Body_20_Text_20_First">Recall the doxygen tool from Exploration 25. With headers, you now face the problem that you have two places to document certain entities: the declaration in the header file, and the definition in the source file. One option is to put the documentation in the header file. The documentation is usually aimed at the user of the entity, and the header is the proper place to document the interface.</text:p>
      <text:p text:style-name="Text_20_body">
    <text:span text:style-name="T1">Another option is to document the public interface in the header file and the private implementation details in the source file. The doxygen tool cannot merge documentation from two sources for a single entity. Instead, you should take advantage of its conditional processing features to compile a set of interface documentation and a separate set of implementation documentation. Listing 41-9 shows the final version of the </text:span>
    <text:span text:style-name="Code_20_Inline">
     <text:span text:style-name="T12">vital_stats.hpp</text:span>
    </text:span>
    <text:span text:style-name="T1"> header file.</text:span>
   </text:p>
      <text:p text:style-name="Code_20_Caption"><text:span text:style-name="T16">Listing 41-9.</text:span> The vital_stats.hpp Header File</text:p>
      <text:p text:style-name="Code"><text:soft-page-break/>#ifndef VITAL_STATS_HPP_</text:p>
      <text:p text:style-name="Code">#define VITAL_STATS_HPP_</text:p>
      <text:p text:style-name="Code"/>
      <text:p text:style-name="Code">#include &lt;iosfwd&gt;</text:p>
      <text:p text:style-name="Code">#include &lt;string&gt;</text:p>
      <text:p text:style-name="Code"/>
      <text:p text:style-name="Code">class vital_stats</text:p>
      <text:p text:style-name="Code">{</text:p>
      <text:p text:style-name="Code">public:</text:p>
      <text:p text:style-name="Code"><text:span text:style-name="T18"><text:s text:c="2"/></text:span>/// Constructor. Initialize everything to zero or other “empty” value.</text:p>
      <text:p text:style-name="Code"><text:span text:style-name="T18"><text:s text:c="2"/></text:span>vital_stats() : height_{0}, weight_{0}, bmi_{0}, sex_{'?'}, name_{}</text:p>
      <text:p text:style-name="Code"><text:span text:style-name="T18"><text:s text:c="2"/></text:span>{}</text:p>
      <text:p text:style-name="Code"/>
      <text:p text:style-name="Code"><text:span text:style-name="T18"><text:s text:c="2"/></text:span>/// Get this record, overwriting the data members.</text:p>
      <text:p text:style-name="Code"><text:span text:style-name="T18"><text:s text:c="2"/></text:span>/// Error-checking omitted for brevity.</text:p>
      <text:p text:style-name="Code"><text:span text:style-name="T18"><text:s text:c="2"/></text:span>/// @param in the input stream</text:p>
      <text:p text:style-name="Code"><text:span text:style-name="T18"><text:s text:c="2"/></text:span>/// @param num a serial number, for use when prompting the user</text:p>
      <text:p text:style-name="Code"><text:span text:style-name="T18"><text:s text:c="2"/></text:span>/// @return true for success or false for eof or input failure</text:p>
      <text:p text:style-name="Code"><text:span text:style-name="T18"><text:s text:c="2"/></text:span>bool read(std::istream&amp; in, int num);</text:p>
      <text:p text:style-name="Code"/>
      <text:p text:style-name="Code"><text:span text:style-name="T18"><text:s text:c="2"/></text:span>/// Print this record to @p out.</text:p>
      <text:p text:style-name="Code"><text:span text:style-name="T18"><text:s text:c="2"/></text:span>/// @param out the output stream</text:p>
      <text:p text:style-name="Code"><text:span text:style-name="T18"><text:s text:c="2"/></text:span>/// @param threshold mark records that have a BMI &gt;= this threshold</text:p>
      <text:p text:style-name="Code"><text:span text:style-name="T18"><text:s text:c="2"/></text:span>void print(std::ostream&amp; out, int threshold) const;</text:p>
      <text:p text:style-name="Code"/>
      <text:p text:style-name="Code"><text:span text:style-name="T18"><text:s text:c="2"/></text:span>/// Return the BMI.</text:p>
      <text:p text:style-name="Code"><text:span text:style-name="T18"><text:s text:c="2"/></text:span>int bmi() const { return bmi_; }</text:p>
      <text:p text:style-name="Code"><text:span text:style-name="T18"><text:s text:c="2"/></text:span>/// Return the height in centimeters.</text:p>
      <text:p text:style-name="Code"><text:span text:style-name="T18"><text:s text:c="2"/></text:span>int height() const { return height_; }</text:p>
      <text:p text:style-name="Code"><text:span text:style-name="T18"><text:s text:c="2"/></text:span>/// Return the weight in kilograms.</text:p>
      <text:p text:style-name="Code"><text:span text:style-name="T18"><text:s text:c="2"/></text:span>int weight() const { return weight_; }</text:p>
      <text:p text:style-name="Code"><text:span text:style-name="T18"><text:s text:c="2"/></text:span>/// Return the sex: 'M' for male or 'F' for female</text:p>
      <text:p text:style-name="Code"><text:span text:style-name="T18"><text:s text:c="2"/></text:span>char sex() const { return sex_; }</text:p>
      <text:p text:style-name="Code"><text:span text:style-name="T18"><text:s text:c="2"/></text:span>/// Return the person’s name.</text:p>
      <text:p text:style-name="Code"><text:span text:style-name="T18"><text:s text:c="2"/></text:span>std::string const&amp; name() const { return name_; }</text:p>
      <text:p text:style-name="Code"/>
      <text:p text:style-name="Code">private:</text:p>
      <text:p text:style-name="Code"><text:span text:style-name="T18"><text:s text:c="2"/></text:span>/// Return BMI, based on height_ and weight_</text:p>
      <text:p text:style-name="Code"><text:span text:style-name="T18"><text:s text:c="2"/></text:span>/// This is called only from read().</text:p>
      <text:p text:style-name="Code"><text:span text:style-name="T18"><text:s text:c="2"/></text:span>int compute_bmi() const;</text:p>
      <text:p text:style-name="Code"><text:span text:style-name="T18"><text:s text:c="2"/></text:span>int height_; <text:s text:c="12"/>///&lt; height in centimeters</text:p>
      <text:p text:style-name="Code"><text:span text:style-name="T18"><text:s text:c="2"/></text:span>int weight_; <text:s text:c="12"/>///&lt; weight in kilograms</text:p>
      <text:p text:style-name="Code"><text:span text:style-name="T18"><text:s text:c="2"/></text:span>int bmi_; <text:s text:c="15"/>///&lt; Body-mass index</text:p>
      <text:p text:style-name="Code"><text:span text:style-name="T18"><text:s text:c="2"/></text:span>char sex_; <text:s text:c="14"/>///&lt; 'M' for male or 'F' for female</text:p>
      <text:p text:style-name="Code"><text:span text:style-name="T18"><text:s text:c="2"/></text:span>std::string name_; <text:s text:c="6"/>///&lt; Person’s name</text:p>
      <text:p text:style-name="Code">};</text:p>
      <text:p text:style-name="Code"/>
      <text:p text:style-name="Code">#endif</text:p>
      <text:p text:style-name="Text_20_body">
    <text:span text:style-name="T1">Listing 41-10 presents the implementation in </text:span>
    <text:span text:style-name="Code_20_Inline">
     <text:span text:style-name="T12">vital_stats.cpp</text:span>
    </text:span>
    <text:span text:style-name="T1">.</text:span>
   </text:p>
      <text:p text:style-name="Code_20_Caption"><text:span text:style-name="T16">Listing 41-10.</text:span> The vital_stats.cpp Source File</text:p>
      <text:p text:style-name="Code">#include &lt;iomanip&gt;</text:p>
      <text:p text:style-name="Code">#include &lt;iostream&gt;</text:p>
      <text:p text:style-name="Code"><text:soft-page-break/>#include &lt;limits&gt;</text:p>
      <text:p text:style-name="Code">#include &lt;locale&gt;</text:p>
      <text:p text:style-name="Code">#include &lt;string&gt;</text:p>
      <text:p text:style-name="Code"/>
      <text:p text:style-name="Code">#include "vital_stats.hpp"</text:p>
      <text:p text:style-name="Code"/>
      <text:p text:style-name="Code">/// Skip the rest of the input line.</text:p>
      <text:p text:style-name="Code">/// @param in the input stream</text:p>
      <text:p text:style-name="Code">void skip_line(std::istream&amp; in)</text:p>
      <text:p text:style-name="Code">{</text:p>
      <text:p text:style-name="Code"><text:span text:style-name="T18"><text:s text:c="2"/></text:span>in.ignore(std::numeric_limits&lt;int&gt;::max(), '\n');</text:p>
      <text:p text:style-name="Code">}</text:p>
      <text:p text:style-name="Code"/>
      <text:p text:style-name="Code">int vital_stats::compute_bmi()</text:p>
      <text:p text:style-name="Code">const</text:p>
      <text:p text:style-name="Code">{</text:p>
      <text:p text:style-name="Code"><text:span text:style-name="T18"><text:s text:c="3"/></text:span>return static_cast&lt;int&gt;(weight_ * 10000 / (height_ * height_) + 0.5);</text:p>
      <text:p text:style-name="Code">}</text:p>
      <text:p text:style-name="Code"/>
      <text:p text:style-name="Code">bool vital_stats::read(std::istream&amp; in, int num)</text:p>
      <text:p text:style-name="Code">{</text:p>
      <text:p text:style-name="Code"><text:span text:style-name="T18"><text:s text:c="2"/></text:span>std::cout &lt;&lt; "Name " &lt;&lt; num &lt;&lt; ": ";</text:p>
      <text:p text:style-name="Code"><text:span text:style-name="T18"><text:s text:c="2"/></text:span>if (not std::getline(in, name_))</text:p>
      <text:p text:style-name="Code"><text:span text:style-name="T18"><text:s text:c="4"/></text:span>return false;</text:p>
      <text:p text:style-name="Code"/>
      <text:p text:style-name="Code"><text:span text:style-name="T18"><text:s text:c="2"/></text:span>std::cout &lt;&lt; "Height (cm): ";</text:p>
      <text:p text:style-name="Code"><text:span text:style-name="T18"><text:s text:c="2"/></text:span>if (not (in &gt;&gt; height_))</text:p>
      <text:p text:style-name="Code"><text:span text:style-name="T18"><text:s text:c="4"/></text:span>return false;</text:p>
      <text:p text:style-name="Code"><text:span text:style-name="T18"><text:s text:c="2"/></text:span>skip_line(in);</text:p>
      <text:p text:style-name="Code"/>
      <text:p text:style-name="Code"><text:span text:style-name="T18"><text:s text:c="2"/></text:span>std::cout &lt;&lt; "Weight (kg): ";</text:p>
      <text:p text:style-name="Code"><text:span text:style-name="T18"><text:s text:c="2"/></text:span>if (not (in &gt;&gt; weight_))</text:p>
      <text:p text:style-name="Code"><text:span text:style-name="T18"><text:s text:c="4"/></text:span>return false;</text:p>
      <text:p text:style-name="Code"><text:span text:style-name="T18"><text:s text:c="2"/></text:span>skip_line(in);</text:p>
      <text:p text:style-name="Code"/>
      <text:p text:style-name="Code"><text:span text:style-name="T18"><text:s text:c="2"/></text:span>std::cout &lt;&lt; "Sex (M or F): ";</text:p>
      <text:p text:style-name="Code"><text:span text:style-name="T18"><text:s text:c="2"/></text:span>if (not (in &gt;&gt; sex_))</text:p>
      <text:p text:style-name="Code"><text:span text:style-name="T18"><text:s text:c="4"/></text:span>return false;</text:p>
      <text:p text:style-name="Code"><text:span text:style-name="T18"><text:s text:c="2"/></text:span>skip_line(in);</text:p>
      <text:p text:style-name="Code"><text:span text:style-name="T18"><text:s text:c="2"/></text:span>sex_ = std::toupper(sex_, std::locale{});</text:p>
      <text:p text:style-name="Code"/>
      <text:p text:style-name="Code"><text:span text:style-name="T18"><text:s text:c="2"/></text:span>bmi_ = compute_bmi();</text:p>
      <text:p text:style-name="P7">
    <text:s/>
   </text:p>
      <text:p text:style-name="Code"><text:span text:style-name="T18"><text:s/></text:span>return true;</text:p>
      <text:p text:style-name="Code">}</text:p>
      <text:p text:style-name="Code"/>
      <text:p text:style-name="Code">void vital_stats::print(std::ostream&amp; out, int threshold)</text:p>
      <text:p text:style-name="Code">const</text:p>
      <text:p text:style-name="Code">{</text:p>
      <text:p text:style-name="Code"><text:span text:style-name="T18"><text:s text:c="2"/></text:span>out &lt;&lt; std::setw(6) &lt;&lt; height_</text:p>
      <text:p text:style-name="Code"><text:span text:style-name="T18"><text:s text:c="6"/></text:span>&lt;&lt; std::setw(7) &lt;&lt; weight_</text:p>
      <text:p text:style-name="Code"><text:span text:style-name="T18"><text:s text:c="6"/></text:span>&lt;&lt; std::setw(3) &lt;&lt; sex_</text:p>
      <text:p text:style-name="Code"><text:span text:style-name="T18"><text:s text:c="6"/></text:span>&lt;&lt; std::setw(6) &lt;&lt; bmi_;</text:p>
      <text:p text:style-name="Code"><text:span text:style-name="T18"><text:s text:c="2"/></text:span>if (bmi_ &gt;= threshold)</text:p>
      <text:p text:style-name="Code"><text:span text:style-name="T18"><text:s text:c="4"/></text:span>out &lt;&lt; '*';</text:p>
      <text:p text:style-name="Code"><text:span text:style-name="T18"><text:s text:c="2"/></text:span>else</text:p>
      <text:p text:style-name="Code"><text:span text:style-name="T18"><text:s text:c="4"/></text:span>out &lt;&lt; ' ';</text:p>
      <text:p text:style-name="Code"><text:soft-page-break/><text:span text:style-name="T18"><text:s text:c="2"/></text:span>out &lt;&lt; ' ' &lt;&lt; name_ &lt;&lt; '\n';</text:p>
      <text:p text:style-name="Code">}</text:p>
      <text:h text:style-name="Heading_20_1" text:outline-level="1">extern Variables</text:h>
      <text:p text:style-name="Body_20_Text_20_First">If you define a global variable, and you want to use it in multiple files, you need a declaration in every file that uses the variable. The most common use for global objects is for useful constants. For example, one of the omissions many scientific programmers notice when they first begin to use C++ is that the standard math header, <text:span text:style-name="Code_20_Inline">&lt;cmath&gt;</text:span>, lacks a definition for <text:span text:style-name="T27">π</text:span>. Suppose you decide to remedy this oversight by creating your own header file, <text:span text:style-name="Code_20_Inline"><text:span text:style-name="T10">math.hpp</text:span></text:span>. This header file contains the declarations for <text:span text:style-name="Code_20_Inline">pi</text:span> and other useful constants. Declare a global variable by using the <text:span text:style-name="Code_20_Inline">extern</text:span> keyword, followed by the variable’s type and name.</text:p>
      <text:p text:style-name="Text_20_body">
    <text:span text:style-name="Strong_20_Emphasis">
     <text:span text:style-name="T19">Write </text:span>
    </text:span>
    <text:span text:style-name="Strong_20_Emphasis">
     <text:span text:style-name="T24">math.hpp</text:span>
    </text:span>
    <text:span text:style-name="Strong_20_Emphasis">
     <text:span text:style-name="T19">, with proper #include guards and a declaration for a </text:span>
    </text:span>
    <text:span text:style-name="Strong_20_Emphasis">
     <text:span text:style-name="T26">double</text:span>
    </text:span>
    <text:span text:style-name="Strong_20_Emphasis">
     <text:span text:style-name="T19"> constant named </text:span>
    </text:span>
    <text:span text:style-name="Strong_20_Emphasis">
     <text:span text:style-name="T26">pi</text:span>
    </text:span>
    <text:span text:style-name="Strong_20_Emphasis">
     <text:span text:style-name="T19">.</text:span>
    </text:span>
    <text:span text:style-name="T1"> Compare your file with Listing 41-11.</text:span>
   </text:p>
      <text:p text:style-name="Code_20_Caption"><text:span text:style-name="T16">Listing 41-11.</text:span> Simple Header for Math Constants</text:p>
      <text:p text:style-name="Code">#ifndef MATH_HPP_</text:p>
      <text:p text:style-name="Code">#define MATH_HPP_</text:p>
      <text:p text:style-name="Code"/>
      <text:p text:style-name="Code">extern double pi;</text:p>
      <text:p text:style-name="Code"/>
      <text:p text:style-name="Code">#endif</text:p>
      <text:p text:style-name="Text_20_body">
    <text:span text:style-name="T1">One source file in the project must define </text:span>
    <text:span text:style-name="Code_20_Inline">
     <text:span text:style-name="T1">pi</text:span>
    </text:span>
    <text:span text:style-name="T1">. Name the file </text:span>
    <text:span text:style-name="Code_20_Inline">
     <text:span text:style-name="T12">math.cpp</text:span>
    </text:span>
    <text:span text:style-name="T1">. </text:span>
    <text:span text:style-name="Strong_20_Emphasis">
     <text:span text:style-name="T19">Write </text:span>
    </text:span>
    <text:span text:style-name="Strong_20_Emphasis">
     <text:span text:style-name="T24">math.cpp</text:span>
    </text:span>
    <text:span text:style-name="T20">.</text:span>
    <text:span text:style-name="T1"> Compare your file with Listing 41-12.</text:span>
   </text:p>
      <text:p text:style-name="Code_20_Caption"><text:span text:style-name="T16">Listing 41-12.</text:span> Definitions of Math Constants</text:p>
      <text:p text:style-name="Code">#include "math.hpp"</text:p>
      <text:p text:style-name="Code"/>
      <text:p text:style-name="Code">// More digits that typical implementations of double support.</text:p>
      <text:p text:style-name="Code">double pi{3.14159265358979323846264338327};</text:p>
      <text:h text:style-name="Heading_20_1" text:outline-level="1">Inline Functions</text:h>
      <text:p text:style-name="Body_20_Text_20_First">Typically, you declare functions in a header file and define them in a separate source file, which you then link with your program. This is true for free functions and for member functions. Thus, most member functions are defined separately from the class.</text:p>
      <text:p text:style-name="P1">Inline functions follow different rules than ordinary functions. Any source file that calls an inline function needs the function’s definition. Each source file that uses an inline function must have no more than one definition of that inline function, and every definition in the program must be the same. Thus, the rule for functions in header files is slightly more complicated: the header file contains declarations for non-inline functions and definitions for inline functions. The separate source file defines only the non<text:change-start text:change-id="ct73531392"/><text:span text:style-name="T30">-</text:span><text:change-end text:change-id="ct73531392"/>inline functions.</text:p>
      <text:p text:style-name="P1"><text:soft-page-break/>Inline functions have their uses, but they also have some significant drawbacks:</text:p>
      <text:list xml:id="list4833807788285233559" text:style-name="WW8Num1">
        <text:list-item>
          <text:p text:style-name="P8">Increased compilation time. With inline functions, the header file is larger, and the compiler does more work for every compilation in the project. The problem grows as the number of source files grows.</text:p>
        </text:list-item>
        <text:list-item>
          <text:p text:style-name="P8">More frequent recompilation. If you modify a function body, only that body really needs to be recompiled. However, if the function body is in a header file, you end up recompiling every source file that includes that header. By putting function bodies in a separate source file, only that file needs to be recompiled, and you can save time. In large projects, the amount of time you save can be enormous.</text:p>
        </text:list-item>
      </text:list>
      <text:p text:style-name="P1">Separating function declarations and definitions makes sense in real programs, but it complicates this book. Instead of a single code listing, sometimes I will need multiple code listings. Nonetheless, I’ll do my best to demonstrate good programming practices in the judicious use of inline functions and the separation of declarations and definitions.</text:p>
      <text:h text:style-name="Heading_20_1" text:outline-level="1">One-Definition Rule</text:h>
      <text:p text:style-name="Body_20_Text_20_First">The compiler enforces the rule that permits one definition of a class, function, or object per source file. Another rule is that you can have only one definition of a function or global object in the entire program. You can define a class in multiple source files, provided the definition is the same in all source files.</text:p>
      <text:p text:style-name="P1">As mentioned in the previous section, inline functions follow different rules than ordinary functions. You can define an inline function in multiple source files. Each source file must have no more than one definition of the inline function, and every definition in the program must be the same.</text:p>
      <text:p text:style-name="P1">These rules are collectively known as the One-Definition Rule (ODR).</text:p>
      <text:p text:style-name="P1">The compiler enforces the ODR within a single source file. However, the standard does not require a compiler or linker to detect any ODR violations that span multiple source files. If you make such a mistake, the problem is all yours to find and fix.</text:p>
      <text:p text:style-name="P1">Imagine that you are maintaining a program, and part of the program is the header file shown in Listing 41-13.</text:p>
      <text:p text:style-name="Code_20_Caption"><text:span text:style-name="T16">Listing 41-13.</text:span> The Original point.hpp File</text:p>
      <text:p text:style-name="Code">#ifndef POINT_HPP_</text:p>
      <text:p text:style-name="Code">#define POINT_HPP_</text:p>
      <text:p text:style-name="Code">class point</text:p>
      <text:p text:style-name="Code">{</text:p>
      <text:p text:style-name="Code">public:</text:p>
      <text:p text:style-name="Code"><text:span text:style-name="T18"><text:s text:c="2"/></text:span>point() : point{0, 0} {}</text:p>
      <text:p text:style-name="Code"><text:span text:style-name="T18"><text:s text:c="2"/></text:span>point(int x, int y) : x_{x}, y_{y} {}</text:p>
      <text:p text:style-name="Code"><text:span text:style-name="T18"><text:s text:c="2"/></text:span>int x() const { return x_; }</text:p>
      <text:p text:style-name="Code"><text:span text:style-name="T18"><text:s text:c="2"/></text:span>int y() const { return y_; }</text:p>
      <text:p text:style-name="Code">private:</text:p>
      <text:p text:style-name="Code"><text:span text:style-name="T18"><text:s text:c="2"/></text:span>int y_, x_;</text:p>
      <text:p text:style-name="Code">};</text:p>
      <text:p text:style-name="Code">#endif // POINT_HPP_</text:p>
      <text:p text:style-name="P1"><text:soft-page-break/>The program works just fine. One day, however, you upgrade compiler versions and when recompiling the program, the new compiler issues a warning, such as the following, that you’ve never seen before:</text:p>
      <text:p text:style-name="Results">point.hpp: In constructor 'point::point()':</text:p>
      <text:p text:style-name="Results">point.hpp:13: warning: 'point::x_' will be initialized after</text:p>
      <text:p text:style-name="Results">point.hpp:13: warning: <text:s text:c="2"/>'int point::y_'</text:p>
      <text:p text:style-name="Results">point.hpp:8: warning: <text:s text:c="2"/>when initialized here</text:p>
      <text:p text:style-name="P1">The problem is that the order of the data member declarations is different from the order of the data members in the constructors’ initializer lists. It’s a minor error, but one that can lead to confusion or worse in more complicated classes. It’s a good idea to ensure the orders are the same. You decide to fix the problem by reordering the data members.</text:p>
      <text:p text:style-name="P1">Then you recompile the program, but the program fails in mysterious ways. Some of your regression tests pass and some fail, including trivial tests that have never failed in the past.</text:p>
      <text:p text:style-name="P1">What went wrong?</text:p>
      <text:p text:style-name="Unnumbered_20_List">_____________________________________________________________</text:p>
      <text:p text:style-name="Unnumbered_20_List">_____________________________________________________________</text:p>
      <text:p text:style-name="Text_20_body">
    <text:span text:style-name="T1">With such limited information, you can’t determine for certain what went wrong, but the most likely candidate is that the recompilation failed to capture all the source files. Some part of the program (not necessarily the part that is failing) is still using the old definition of the </text:span>
    <text:span text:style-name="Code_20_Inline">
     <text:span text:style-name="T1">point</text:span>
    </text:span>
    <text:span text:style-name="T1"> class, and other parts of the program use the new definition. The program fails to adhere to the ODR, resulting in undefined behavior. Specifically, when the program passes a </text:span>
    <text:span text:style-name="Code_20_Inline">
     <text:span text:style-name="T1">point</text:span>
    </text:span>
    <text:span text:style-name="T1"> object from one part of the program to another, one part of the program stores a value in </text:span>
    <text:span text:style-name="Code_20_Inline">
     <text:span text:style-name="T1">x_</text:span>
    </text:span>
    <text:span text:style-name="T1">, and another part reads the same data member as </text:span>
    <text:span text:style-name="Code_20_Inline">
     <text:span text:style-name="T1">y_</text:span>
    </text:span>
    <text:span text:style-name="T1">.</text:span>
   </text:p>
      <text:p text:style-name="P1">This is only one small example of how ODR violations can be both subtle and terrible at the same time. By ensuring that all class definitions are in their respective header files, and that any time you modify a header file you recompile all dependent source files, you can avoid most accidental ODR violations.</text:p>
      <text:p text:style-name="P1">Now that you have the tools needed to start writing some serious programs, it’s time to embark on some more advanced techniques. The next Exploration introduces function objects—a powerful technique for using the standard algorithms.</text:p>
      <text:p text:style-name="P1">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41 </text:span>
     <text:span text:style-name="MT2"></text:span>
     <text:span text:style-name="MT3"> Using Multiple Source Files</text:span>
    </text:p>
      </style:header>
      <style:header-left style:display="false">
        <text:p text:style-name="Header">
     <text:span text:style-name="MT3">CHAPTER 41 </text:span>
     <text:span text:style-name="MT2"></text:span>
     <text:span text:style-name="MT3"> Using Multiple Source Files</text:span>
    </text:p>
      </style:header-left>
      <style:footer>
        <text:p text:style-name="MP2">
     <text:page-number text:select-page="current">15</text:page-number>
    </text:p>
      </style:footer>
      <style:footer-left style:display="false">
        <text:p text:style-name="Footer">
     <text:page-number text:select-page="current">16</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1</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57:00</meta:creation-date>
    <dc:creator>Ray Lischner</dc:creator>
    <dc:date>2013-10-26T12:02:23</dc:date>
    <meta:print-date>2009-03-19T10:05:00</meta:print-date>
    <meta:editing-cycles>8</meta:editing-cycles>
    <meta:editing-duration>PT3H1M2S</meta:editing-duration>
    <meta:generator>LibreOffice/4.0-5$Linux_X86_64 LibreOffice_project/400m0$Build-305</meta:generator>
    <meta:document-statistic meta:table-count="0" meta:image-count="0" meta:object-count="0" meta:page-count="15" meta:paragraph-count="368" meta:word-count="4715" meta:character-count="30121" meta:non-whitespace-character-count="25331"/>
    <meta:user-defined meta:name="Chapter Number">41</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